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119bbd" officeooo:paragraph-rsid="00119bb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officeooo:rsid="00119bbd" officeooo:paragraph-rsid="00119bbd" style:font-size-asian="12pt" style:font-size-complex="12pt"/>
    </style:style>
    <style:style style:name="P3" style:family="paragraph" style:parent-style-name="Standard">
      <style:text-properties fo:font-size="12pt" officeooo:rsid="001f9df6" officeooo:paragraph-rsid="001f9df6" style:font-size-asian="12pt" style:font-size-complex="12pt"/>
    </style:style>
    <style:style style:name="P4" style:family="paragraph" style:parent-style-name="Standard">
      <style:text-properties fo:font-size="12pt" fo:font-weight="normal" officeooo:rsid="001f9df6" officeooo:paragraph-rsid="001f9df6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9e87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tional Methods Chapter 3</text:p>
      <text:p text:style-name="P2"><text:span text:style-name="T2">Homework 3</text:span></text:p>
      <text:p text:style-name="P2"><text:span text:style-name="T2"/></text:p>
      <text:p text:style-name="P3"><text:span text:style-name="T2">W</text:span><text:span text:style-name="T1">ork the following problems from the book:</text:span></text:p>
      <text:p text:style-name="P3"><text:span text:style-name="T1"/></text:p>
      <text:p text:style-name="P3"><text:span text:style-name="T1">Work these by hand. </text:span></text:p>
      <text:p text:style-name="P4">3.2, 3.6, 3.8, 3.10, 3.11</text:p>
      <text:p text:style-name="P4"/>
      <text:p text:style-name="P4">Programs (note the book may refer to MATLAB, but you should use Python wherever you see this).</text:p>
      <text:p text:style-name="P4"/>
      <text:p text:style-name="P4">3.17, 3.19, 3.21, 3.24, 3.27 (note on 27, just do the part using the Steffenson technique)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Lemley</meta:initial-creator>
    <meta:creation-date>2018-01-29T12:08:33.369444185</meta:creation-date>
    <dc:date>2019-09-18T11:43:52.553056781</dc:date>
    <meta:editing-duration>P3DT23H3M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55" meta:character-count="312" meta:non-whitespace-character-count="263"/>
  </office:meta>
</office:document-meta>
</file>